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typeInterfaceUsage.endElement( String uri , String localName , String qName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">
            <text:p text:style-name="Table_20_Contents">2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DatatypeInterfaceUsage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InterfaceUsage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typeInterfaceUsage.DatatypeInterfaceUsage( PSVIProvider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